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abel control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/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.00.0000</text:date>, <text:time style:data-style-name="N2" text:time-value="17:11:25.236468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07T17:12:53.417587761</dc:date>
    <meta:editing-duration>PT6H25S</meta:editing-duration>
    <meta:editing-cycles>15</meta:editing-cycles>
    <meta:generator>LibreOffice/7.3.2.2$MacOSX_AARCH64 LibreOffice_project/49f2b1bff42cfccbd8f788c8dc32c1c309559be0</meta:generator>
    <meta:document-statistic meta:table-count="1" meta:cell-count="137" meta:object-count="0"/>
  </office:meta>
</office:document-meta>
</file>